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C0000024ED340D41E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3037c" officeooo:paragraph-rsid="0013037c"/>
    </style:style>
    <style:style style:name="P2" style:family="paragraph" style:parent-style-name="Header">
      <style:text-properties style:font-name="Arial" officeooo:rsid="0014f01f" officeooo:paragraph-rsid="0013037c"/>
    </style:style>
    <style:style style:name="P3" style:family="paragraph" style:parent-style-name="Footer">
      <style:text-properties style:font-name="Arial" officeooo:rsid="0013037c" officeooo:paragraph-rsid="0013037c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2pt" officeooo:rsid="00205581" officeooo:paragraph-rsid="0014f01f" style:font-size-asian="12pt" style:font-size-complex="12pt"/>
    </style:style>
    <style:style style:name="P6" style:family="paragraph" style:parent-style-name="Standard">
      <style:text-properties style:font-name="Arial" fo:font-size="12pt" fo:font-weight="bold" officeooo:rsid="00169dfb" officeooo:paragraph-rsid="00169df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fo:font-weight="bold" officeooo:rsid="00179c51" officeooo:paragraph-rsid="00179c51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style:font-name="Arial" fo:font-size="12pt" fo:font-weight="bold" officeooo:rsid="00205581" officeooo:paragraph-rsid="0014f01f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Arial" fo:font-size="12pt" fo:font-weight="bold" officeooo:rsid="00169dfb" officeooo:paragraph-rsid="00169dfb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text-properties style:font-name="Arial" fo:font-size="12pt" fo:font-weight="bold" officeooo:rsid="00179c51" officeooo:paragraph-rsid="00179c51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text-properties style:font-name="Arial" fo:font-size="12pt" fo:font-weight="normal" officeooo:rsid="00205581" officeooo:paragraph-rsid="0014f01f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font-name="Arial" fo:font-size="12pt" fo:font-weight="normal" officeooo:rsid="00169dfb" officeooo:paragraph-rsid="00169dfb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fo:font-weight="normal" officeooo:rsid="00169dfb" officeooo:paragraph-rsid="00169dfb" style:font-size-asian="12pt" style:font-weight-asian="normal" style:font-size-complex="12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4f01f" style:font-size-asian="16pt" style:font-size-complex="16pt"/>
    </style:style>
    <style:style style:name="T3" style:family="text">
      <style:text-properties officeooo:rsid="0014f01f"/>
    </style:style>
    <style:style style:name="T4" style:family="text">
      <style:text-properties officeooo:rsid="00169df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456f" style:font-weight-asian="normal" style:font-weight-complex="normal"/>
    </style:style>
    <style:style style:name="T7" style:family="text">
      <style:text-properties fo:font-weight="normal" officeooo:rsid="001cd0a3" style:font-weight-asian="normal" style:font-weight-complex="normal"/>
    </style:style>
    <style:style style:name="T8" style:family="text">
      <style:text-properties fo:font-weight="normal" officeooo:rsid="001e5170" style:font-weight-asian="normal" style:font-weight-complex="normal"/>
    </style:style>
    <style:style style:name="T9" style:family="text">
      <style:text-properties officeooo:rsid="00195920"/>
    </style:style>
    <style:style style:name="T10" style:family="text">
      <style:text-properties officeooo:rsid="001b13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5"/>
      <text:list xml:id="list9161791979574422744" text:style-name="L1">
        <text:list-item>
          <text:p text:style-name="P8">Editor de Textos:</text:p>
          <text:p text:style-name="P11"/>
          <text:p text:style-name="P11">Se usar<text:span text:style-name="T4">á </text:span>el Procesador de Textos de LibreOffice, <text:span text:style-name="T4">con tipo de letra Arial color negro con tamaño 16 para titulos y 12 para el resto del mismo.Si se requiere resaltar alguna palabra se puede poner en negrita, cursiva o subrayado asi como cambiarle el color de fuente.</text:span></text:p>
          <text:p text:style-name="P12"/>
        </text:list-item>
        <text:list-item>
          <text:p text:style-name="P9">Nombrado de carpetas:</text:p>
          <text:p text:style-name="P12"/>
          <text:p text:style-name="P12">Estás deben de ir en minúsculas, el nombre debe de ser descriptivo y tener “_” en lugar de “ “<text:span text:style-name="T9">(espacio)</text:span>.</text:p>
          <text:p text:style-name="P12"/>
        </text:list-item>
        <text:list-item>
          <text:p text:style-name="P9">Encabezados y pie de pagina:</text:p>
        </text:list-item>
      </text:list>
      <text:p text:style-name="P6"/>
      <text:p text:style-name="P6"><text:tab/><text:span text:style-name="T5">En el encabezado tendra que ir el logo con el nombre de lado superior derecho, <text:tab/>tambien debe contener el nombre del documento <text:s/>en tamaño y debajo de este el tipo <text:tab/>de documento, estos de lado superior izquierdo.</text:span></text:p>
      <text:p text:style-name="P13"><text:tab/>En la parte superior izquierda del pie de pagina se deben de tener el nombre del que <text:tab/>redacto el documento y en la parte superor derecha la fecha y por debajo de este la <text:tab/>version del documento.</text:p>
      <text:p text:style-name="P13"/>
      <text:list xml:id="list23242268261867" text:continue-numbering="true" text:style-name="L1">
        <text:list-item>
          <text:p text:style-name="P9">Nombr<text:span text:style-name="T10">a</text:span>do de los archivos:</text:p>
        </text:list-item>
      </text:list>
      <text:p text:style-name="P6"/>
      <text:p text:style-name="P6"><text:tab/><text:span text:style-name="T6">Los archivos deberán tener el nombre del documento principal contenido en él </text:span><text:span text:style-name="T7">y el <text:tab/>t</text:span><text:span text:style-name="T8">í</text:span><text:span text:style-name="T7">tulo de archivo debe ser descriptivo.</text:span></text:p>
      <text:p text:style-name="P6"/>
      <text:list xml:id="list23240842243797" text:continue-numbering="true" text:style-name="L1">
        <text:list-item>
          <text:p text:style-name="P9">Reglas para manejar versiones:</text:p>
        </text:list-item>
      </text:list>
      <text:p text:style-name="P6"/>
      <text:p text:style-name="P6"><text:tab/><text:span text:style-name="T6">Cada vez que se mejore alguna parte de un documento se tendra que incrementar <text:tab/>una decima la version, si se modifica completamente el documento se incrementara la <text:tab/>version en 1.</text:span></text:p>
      <text:p text:style-name="P6"><text:tab/></text:p>
      <text:p text:style-name="P6"/>
      <text:list xml:id="list23241367933034" text:continue-numbering="true" text:style-name="L1">
        <text:list-item>
          <text:p text:style-name="P10">Tipos de documentos:</text:p>
        </text:list-item>
      </text:list>
      <text:p text:style-name="P7"><text:tab/></text:p>
      <text:p text:style-name="P7"><text:tab/><text:span text:style-name="T6">Model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3037c" officeooo:paragraph-rsid="0013037c"/>
    </style:style>
    <style:style style:name="MP2" style:family="paragraph" style:parent-style-name="Header">
      <style:text-properties style:font-name="Arial" officeooo:rsid="0014f01f" officeooo:paragraph-rsid="0013037c"/>
    </style:style>
    <style:style style:name="MP3" style:family="paragraph" style:parent-style-name="Footer">
      <style:text-properties style:font-name="Arial" officeooo:rsid="0013037c" officeooo:paragraph-rsid="0013037c"/>
    </style:style>
    <style:style style:name="MT1" style:family="text">
      <style:text-properties fo:font-size="16pt" officeooo:rsid="0014f01f" style:font-size-asian="16pt" style:font-size-complex="16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officeooo:rsid="0014f01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 style:shadow="none"/>
      </style:header-style>
      <style:footer-style>
        <style:header-footer-properties fo:min-height="0in" fo:margin-left="0in" fo:margin-right="0in" fo:margin-top="0.1965in" fo:border-top="0.06pt solid #000000" fo:border-bottom="none" fo:border-left="none" fo:border-right="none" fo:padding="0.0201in" style:shadow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5.6236in" svg:y="-0.7252in" svg:width="1.1882in" svg:height="1.3244in" draw:z-index="0"><draw:image xlink:href="Pictures/100000000000022C0000024ED340D41E.jpg" xlink:type="simple" xlink:show="embed" xlink:actuate="onLoad"/></draw:frame> <text:span text:style-name="MT1">Estándar </text:span><text:span text:style-name="MT2">de documento</text:span><text:span text:style-name="MT1">s</text:span></text:p>
        <text:p text:style-name="MP1"><text:s text:c="48"/></text:p>
        <text:p text:style-name="MP2">Estándar</text:p>
      </style:header>
      <style:footer>
        <text:p text:style-name="MP3"><text:span text:style-name="MT3">Mijail Gutiérrez Valdez</text:span><text:tab/><text:tab/><text:span text:style-name="MT3">09/02/14</text:span></text:p>
        <text:p text:style-name="MP3"><text:tab/><text:tab/>version <text:span text:style-name="MT3">1.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01:21:08.997717107</meta:creation-date>
    <dc:date>2014-02-10T02:32:40.272888490</dc:date>
    <meta:editing-duration>PT18M17S</meta:editing-duration>
    <meta:editing-cycles>8</meta:editing-cycles>
    <meta:generator>LibreOffice/4.1.3.2$Linux_X86_64 LibreOffice_project/410m0$Build-2</meta:generator>
    <meta:document-statistic meta:table-count="0" meta:image-count="1" meta:object-count="0" meta:page-count="1" meta:paragraph-count="20" meta:word-count="230" meta:character-count="1363" meta:non-whitespace-character-count="1089"/>
  </office:meta>
</office:document-meta>
</file>